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35.9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0">
      <style:table-cell-properties fo:background-color="#0f243e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3"/>
    <style:style style:name="ce7" style:family="table-cell" style:parent-style-name="Default" style:data-style-name="N4"/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EJERCICIO_1" table:style-name="ta1">
        <table:table-column table:style-name="co1" table:number-columns-repeated="1024" table:default-cell-style-name="ce1"/>
        <table:table-row table:style-name="ro1">
          <table:table-cell table:style-name="ce3" office:value-type="string" calcext:value-type="string">
            <text:p>Número 1</text:p>
          </table:table-cell>
          <table:table-cell table:style-name="ce3" office:value-type="string" calcext:value-type="string">
            <text:p>Numero 2</text:p>
          </table:table-cell>
          <table:table-cell table:style-name="ce3" office:value-type="string" calcext:value-type="string">
            <text:p>Numero 3</text:p>
          </table:table-cell>
          <table:table-cell table:style-name="ce3" office:value-type="string" calcext:value-type="string">
            <office:annotation draw:style-name="gr1" draw:text-style-name="P2" svg:width="38.1mm" svg:height="20.9mm" svg:x="88.37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Sume en cada celda los tres números correspondientes</text:span></text:p>
            </office:annotation>
            <text:p>SUMA</text:p>
          </table:table-cell>
          <table:table-cell table:style-name="ce3" office:value-type="string" calcext:value-type="string">
            <office:annotation draw:style-name="gr1" draw:text-style-name="P2" svg:width="41.28mm" svg:height="20.9mm" svg:x="109.54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Reste el correspondiiente de la columna Número 3 al de la columna Número 1</text:span></text:p>
            </office:annotation>
            <text:p>RESTA</text:p>
          </table:table-cell>
          <table:table-cell table:style-name="ce3" office:value-type="string" calcext:value-type="string">
            <office:annotation draw:style-name="gr1" draw:text-style-name="P2" svg:width="38.1mm" svg:height="20.9mm" svg:x="130.7mm" svg:y="0.26mm" draw:caption-point-x="-3.8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Multiplique en cada celda los números 1, 2 y 3 de cada fila</text:span></text:p>
            </office:annotation>
            <text:p>PRODUCTO</text:p>
          </table:table-cell>
          <table:table-cell table:style-name="ce3" office:value-type="string" calcext:value-type="string">
            <office:annotation draw:style-name="gr1" draw:text-style-name="P2" svg:width="38.1mm" svg:height="20.9mm" svg:x="151.87mm" svg:y="0.26mm" draw:caption-point-x="-3.81mm" draw:caption-point-y="-0.16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Divida el número de la columna Numero 1 entre el correspondiente de la columna Numero 2</text:span></text:p>
            </office:annotation>
            <text:p>DIVISIÓN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6"/>
          <table:table-cell table:style-name="ce7"/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2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1015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Nº</text:p>
          </table:table-cell>
          <table:table-cell table:style-name="ce3" office:value-type="string" calcext:value-type="string">
            <office:annotation draw:style-name="gr1" draw:text-style-name="P2" svg:width="38.1mm" svg:height="20.9mm" svg:x="46.04mm" svg:y="7.67mm" draw:caption-point-x="-3.81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Divida los datos de la columna Nº por 3</text:span></text:p>
            </office:annotation>
            <text:p>DIVIDIR</text:p>
          </table:table-cell>
          <table:table-cell table:style-name="ce3" office:value-type="string" calcext:value-type="string">
            <office:annotation draw:style-name="gr1" draw:text-style-name="P2" svg:width="38.1mm" svg:height="20.9mm" svg:x="67.2mm" svg:y="7.67mm" draw:caption-point-x="-3.8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e la función COCIENTE para dividir entre 3</text:span></text:p>
            </office:annotation>
            <text:p>COCIENTE</text:p>
          </table:table-cell>
          <table:table-cell table:style-name="ce3" office:value-type="string" calcext:value-type="string">
            <office:annotation draw:style-name="gr1" draw:text-style-name="P2" svg:width="50.27mm" svg:height="28.31mm" svg:x="88.37mm" svg:y="7.67mm" draw:caption-point-x="-3.81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e la función RESIDUO para calcular el resto de los números de la columna A divididos entre 3</text:span></text:p>
            </office:annotation>
            <text:p>RESIDUO</text:p>
          </table:table-cell>
          <table:table-cell table:style-name="ce3" office:value-type="string" calcext:value-type="string">
            <office:annotation draw:style-name="gr1" draw:text-style-name="P2" svg:width="38.1mm" svg:height="20.9mm" svg:x="116.95mm" svg:y="7.67mm" draw:caption-point-x="-3.81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Redondeé sin decimales los resultados de la columna DIVIDIR</text:span></text:p>
            </office:annotation>
            <text:p>REDONDEAR</text:p>
          </table:table-cell>
          <table:table-cell table:style-name="ce3" office:value-type="string" calcext:value-type="string">
            <office:annotation draw:style-name="gr1" draw:text-style-name="P2" svg:width="38.89mm" svg:height="23.02mm" svg:x="151.87mm" svg:y="7.67mm" draw:caption-point-x="-3.81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e REDONDEAR.MAS para redondear sin decimales los resultados de la columna DIVIDIR</text:span></text:p>
            </office:annotation>
            <text:p>REDONDEAR.MAS</text:p>
          </table:table-cell>
          <table:table-cell table:style-name="ce3" office:value-type="string" calcext:value-type="string">
            <office:annotation draw:style-name="gr1" draw:text-style-name="P2" svg:width="38.1mm" svg:height="20.9mm" svg:x="187.85mm" svg:y="7.67mm" draw:caption-point-x="-3.8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e REDONDEAR.MENOS para redondear sin decimales los resultados de la columna DIVIDIR</text:span></text:p>
            </office:annotation>
            <text:p>REDONDEAR.MENOS</text:p>
          </table:table-cell>
          <table:table-cell table:style-name="ce3" office:value-type="string" calcext:value-type="string">
            <office:annotation draw:style-name="gr1" draw:text-style-name="P2" svg:width="38.1mm" svg:height="20.9mm" svg:x="216.43mm" svg:y="7.67mm" draw:caption-point-x="-3.81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Trunque sin decimales los resultados de la columna DIVIDIR</text:span></text:p>
            </office:annotation>
            <text:p>TRUNCAR</text:p>
          </table:table-cell>
          <table:table-cell table:style-name="ce3" office:value-type="string" calcext:value-type="string">
            <office:annotation draw:style-name="gr1" draw:text-style-name="P2" svg:width="38.1mm" svg:height="20.9mm" svg:x="245mm" svg:y="7.67mm" draw:caption-point-x="-3.8mm" draw:caption-point-y="3.01mm">
              <dc:creator>Diego Fernández</dc:creator>
              <dc:date>2018-11-23T00:00:00</dc:date>
              <text:p text:style-name="P1"><text:span text:style-name="T1">Diego Fernández:</text:span></text:p>
              <text:p text:style-name="P1"><text:span text:style-name="T2">Use la función ENTERO con los datos de la columna DIVIDIR</text:span></text:p>
            </office:annotation>
            <text:p>ENTERO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Diego Fernández</meta:initial-creator>
    <meta:creation-date>2013-10-16T03:50:45Z</meta:creation-date>
    <dc:date>2018-11-23T21:36:15.311000000</dc:date>
    <meta:editing-duration>PT2M14S</meta:editing-duration>
    <meta:editing-cycles>2</meta:editing-cycles>
    <meta:document-statistic meta:table-count="2" meta:cell-count="73" meta:object-count="0"/>
  </office:meta>
</office:document-meta>
</file>